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1">
      <style:graphic-properties draw:stroke="none" svg:stroke-color="#000000" draw:fill="none" draw:fill-color="#ffffff" fo:min-height="3.052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title2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3.302cm" svg:x="14.12cm" svg:y="11.6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1" xml:id="id5" draw:id="id5" draw:layer="layout" svg:width="3.6cm" svg:height="1.27cm" svg:x="6cm" svg:y="9cm">
          <text:p>Bau die<text:line-break/>Schnüffelsoftware</text:p>
        </draw:rect>
        <draw:rect draw:style-name="gr1" xml:id="id6" draw:id="id6" draw:layer="layout" svg:width="4cm" svg:height="1.27cm" svg:x="31cm" svg:y="12cm">
          <text:p>Bau keine<text:line-break/>Schnüffelsoftware</text:p>
        </draw:rect>
        <draw:connector draw:style-name="gr3" draw:text-style-name="P1" draw:layer="layout" draw:type="line" svg:x1="9.6cm" svg:y1="9.635cm" svg:x2="31cm" svg:y2="12.635cm" draw:start-shape="id5" draw:start-glue-point="1" draw:end-shape="id6" draw:end-glue-point="3" svg:d="M9600 9635l21400 3000">
          <text:p/>
        </draw:connector>
        <draw:rect draw:style-name="gr4" draw:layer="layout" svg:width="4.6cm" svg:height="2.4cm" svg:x="37cm" svg:y="27cm">
          <text:p>Widersprüche<text:line-break/>unter denen<text:line-break/>technische Entwickler<text:line-break/>stehen</text:p>
        </draw:rect>
        <draw:rect draw:style-name="gr1" xml:id="id7" draw:id="id7" draw:layer="layout" svg:width="3.92cm" svg:height="1.27cm" svg:x="6.08cm" svg:y="11cm">
          <text:p>Sei kommunikativ<text:line-break/>und teamfähig</text:p>
        </draw:rect>
        <draw:rect draw:style-name="gr1" xml:id="id8" draw:id="id8" draw:layer="layout" svg:width="3.54cm" svg:height="1.47cm" svg:x="29.6cm" svg:y="9.2cm">
          <text:p>Du darfst darüber<text:line-break/>nicht reden</text:p>
          <text:p/>
        </draw:rect>
        <draw:connector draw:style-name="gr3" draw:text-style-name="P1" draw:layer="layout" draw:type="line" svg:x1="10cm" svg:y1="11.635cm" svg:x2="29.6cm" svg:y2="9.935cm" draw:start-shape="id7" draw:start-glue-point="1" draw:end-shape="id8" draw:end-glue-point="3" svg:d="M10000 11635l19600-1700">
          <text:p/>
        </draw:connector>
        <draw:rect draw:style-name="gr1" xml:id="id9" draw:id="id9" draw:layer="layout" svg:width="2.54cm" svg:height="1.27cm" svg:x="13.06cm" svg:y="20.93cm">
          <text:p>Morgens um<text:line-break/>9 Uhr da sein</text:p>
        </draw:rect>
        <draw:rect draw:style-name="gr1" xml:id="id10" draw:id="id10" draw:layer="layout" svg:width="2.94cm" svg:height="1.27cm" svg:x="26.06cm" svg:y="3cm">
          <text:p>Feierabend ist<text:line-break/>wenn fertig ist</text:p>
        </draw:rect>
        <draw:connector draw:style-name="gr3" draw:text-style-name="P1" draw:layer="layout" draw:type="line" svg:x1="14.33cm" svg:y1="20.93cm" svg:x2="27.53cm" svg:y2="4.27cm" draw:start-shape="id9" draw:start-glue-point="0" draw:end-shape="id10" draw:end-glue-point="2" svg:d="M14330 20930l13200-16660">
          <text:p/>
        </draw:connector>
        <draw:rect draw:style-name="gr1" xml:id="id11" draw:id="id11" draw:layer="layout" svg:width="2.54cm" svg:height="1.27cm" svg:x="4cm" svg:y="20.93cm">
          <text:p>Du musst<text:line-break/>schlau sein</text:p>
        </draw:rect>
        <draw:rect draw:style-name="gr1" xml:id="id12" draw:id="id12" draw:layer="layout" svg:width="4cm" svg:height="1.47cm" svg:x="32cm" svg:y="1.93cm">
          <text:p>Das kann dein<text:line-break/>Vorgesetzter doch<text:line-break/>nicht wissen</text:p>
        </draw:rect>
        <draw:connector draw:style-name="gr3" draw:text-style-name="P1" draw:layer="layout" draw:type="line" svg:x1="6.54cm" svg:y1="21.565cm" svg:x2="32cm" svg:y2="2.665cm" draw:start-shape="id11" draw:start-glue-point="1" draw:end-shape="id12" draw:end-glue-point="3" svg:d="M6540 21565l25460-18900">
          <text:p/>
        </draw:connector>
        <draw:rect draw:style-name="gr1" xml:id="id13" draw:id="id13" draw:layer="layout" svg:width="4.14cm" svg:height="1.27cm" svg:x="6.86cm" svg:y="23cm">
          <text:p>Du musst<text:line-break/>dich weiterbilden</text:p>
        </draw:rect>
        <draw:connector draw:style-name="gr3" draw:text-style-name="P1" draw:layer="layout" draw:type="line" svg:x1="8.93cm" svg:y1="23cm" svg:x2="34cm" svg:y2="3.4cm" draw:start-shape="id13" draw:start-glue-point="0" draw:end-shape="id12" draw:end-glue-point="2" svg:d="M8930 23000l25070-19600">
          <text:p/>
        </draw:connector>
        <draw:rect draw:style-name="gr1" xml:id="id14" draw:id="id14" draw:layer="layout" svg:width="4cm" svg:height="1.47cm" svg:x="21cm" svg:y="1cm">
          <text:p>Weiterbildung kostet<text:line-break/>Zeit und Geld</text:p>
        </draw:rect>
        <draw:connector draw:style-name="gr3" draw:text-style-name="P1" draw:layer="layout" draw:type="line" svg:x1="8.93cm" svg:y1="23cm" svg:x2="23cm" svg:y2="2.47cm" draw:end-shape="id14" draw:end-glue-point="2" svg:d="M8930 23000l14070-20530">
          <text:p/>
        </draw:connector>
        <draw:rect draw:style-name="gr1" xml:id="id15" draw:id="id15" draw:layer="layout" svg:width="3.52cm" svg:height="1.87cm" svg:x="19.2cm" svg:y="22cm">
          <text:p>Du musst deine<text:line-break/>Persönlichkeit<text:line-break/>verändern</text:p>
        </draw:rect>
        <draw:rect draw:style-name="gr1" xml:id="id16" draw:id="id16" draw:layer="layout" svg:width="2.54cm" svg:height="1.27cm" svg:x="9cm" svg:y="1cm">
          <text:p>Sei doch mal<text:line-break/>authentisch</text:p>
        </draw:rect>
        <draw:connector draw:style-name="gr3" draw:text-style-name="P1" draw:layer="layout" draw:type="line" svg:x1="20.96cm" svg:y1="22cm" svg:x2="10.27cm" svg:y2="2.27cm" draw:start-shape="id15" draw:start-glue-point="0" draw:end-shape="id16" draw:end-glue-point="2" svg:d="M20960 22000l-10690-19730">
          <text:p/>
        </draw:connector>
        <draw:rect draw:style-name="gr1" xml:id="id17" draw:id="id17" draw:layer="layout" svg:width="2.54cm" svg:height="1.27cm" svg:x="18.8cm" svg:y="16.8cm">
          <text:p>Mach richtig</text:p>
        </draw:rect>
        <draw:rect draw:style-name="gr1" xml:id="id18" draw:id="id18" draw:layer="layout" svg:width="2.54cm" svg:height="1.27cm" svg:x="15.46cm" svg:y="6.73cm">
          <text:p>Mach schnell</text:p>
        </draw:rect>
        <draw:connector draw:style-name="gr3" draw:text-style-name="P1" draw:layer="layout" draw:type="line" svg:x1="20.07cm" svg:y1="16.8cm" svg:x2="16.73cm" svg:y2="8cm" draw:start-shape="id17" draw:start-glue-point="0" draw:end-shape="id18" draw:end-glue-point="2" svg:d="M20070 16800l-3340-8800">
          <text:p/>
        </draw:connector>
        <draw:rect draw:style-name="gr1" xml:id="id19" draw:id="id19" draw:layer="layout" svg:width="3.32cm" svg:height="1.27cm" svg:x="6.88cm" svg:y="13.93cm">
          <text:p>Halt Dich an das</text:p>
          <text:p><text:s/>Reviewsystem</text:p>
        </draw:rect>
        <draw:rect draw:style-name="gr1" xml:id="id20" draw:id="id20" draw:layer="layout" svg:width="3.34cm" svg:height="1.27cm" svg:x="34cm" svg:y="7cm">
          <text:p>Wann gibt's was<text:line-break/>zu sehen</text:p>
        </draw:rect>
        <draw:connector draw:style-name="gr3" draw:text-style-name="P1" draw:layer="layout" draw:type="line" svg:x1="10.2cm" svg:y1="14.565cm" svg:x2="34cm" svg:y2="7.635cm" draw:start-shape="id19" draw:start-glue-point="1" draw:end-shape="id20" draw:end-glue-point="3" svg:d="M10200 14565l23800-6930">
          <text:p/>
        </draw:connector>
        <draw:rect draw:style-name="gr1" xml:id="id21" draw:id="id21" draw:layer="layout" svg:width="4.4cm" svg:height="1.27cm" svg:x="16cm" svg:y="27cm">
          <text:p>Du musst das richtige<text:line-break/>Mindset haben</text:p>
        </draw:rect>
        <draw:rect draw:style-name="gr1" xml:id="id22" draw:id="id22" draw:layer="layout" svg:width="3.72cm" svg:height="1.27cm" svg:x="15cm" svg:y="1cm">
          <text:p>Überleg Dir selber,<text:line-break/>was Mindset ist</text:p>
        </draw:rect>
        <draw:connector draw:style-name="gr3" draw:text-style-name="P1" draw:layer="layout" draw:type="line" svg:x1="18.2cm" svg:y1="27cm" svg:x2="16.86cm" svg:y2="2.27cm" draw:start-shape="id21" draw:start-glue-point="0" draw:end-shape="id22" draw:end-glue-point="2" svg:d="M18200 27000l-1340-24730">
          <text:p/>
        </draw:connector>
        <draw:rect draw:style-name="gr1" xml:id="id23" draw:id="id23" draw:layer="layout" svg:width="4.54cm" svg:height="1.27cm" svg:x="2.06cm" svg:y="0.73cm">
          <text:p>Wie was das da<text:line-break/>(10 Jahre altes Projekt)</text:p>
        </draw:rect>
        <draw:rect draw:style-name="gr1" xml:id="id24" draw:id="id24" draw:layer="layout" svg:width="5cm" svg:height="1.6cm" svg:x="30.4cm" svg:y="26.6cm">
          <text:p>Chef: Was interessieren<text:line-break/>mich meine Sprüche </text:p>
          <text:p>von gestern</text:p>
        </draw:rect>
        <draw:connector draw:style-name="gr3" draw:text-style-name="P1" draw:layer="layout" draw:type="line" svg:x1="6.6cm" svg:y1="1.365cm" svg:x2="32.9cm" svg:y2="26.6cm" draw:start-shape="id23" draw:start-glue-point="1" draw:end-shape="id24" draw:end-glue-point="0" svg:d="M6600 1365l26300 25235">
          <text:p/>
        </draw:connector>
        <draw:rect draw:style-name="gr1" xml:id="id25" draw:id="id25" draw:layer="layout" svg:width="2.54cm" svg:height="1.27cm" svg:x="32.4cm" svg:y="13.73cm">
          <text:p>Beachte den </text:p>
          <text:p>Datenschutz</text:p>
        </draw:rect>
        <draw:rect draw:style-name="gr1" xml:id="id26" draw:id="id26" draw:layer="layout" svg:width="3.34cm" svg:height="1.47cm" svg:x="3cm" svg:y="7.53cm">
          <text:p>Bau die</text:p>
          <text:p>Analysefunktion</text:p>
          <text:p/>
        </draw:rect>
        <draw:connector draw:style-name="gr3" draw:text-style-name="P1" draw:layer="layout" draw:type="line" svg:x1="32.4cm" svg:y1="14.365cm" svg:x2="6.34cm" svg:y2="8.265cm" draw:start-shape="id25" draw:start-glue-point="3" draw:end-shape="id26" draw:end-glue-point="1" svg:d="M32400 14365l-26060-6100">
          <text:p/>
        </draw:connector>
        <draw:rect draw:style-name="gr1" xml:id="id27" draw:id="id27" draw:layer="layout" svg:width="3.54cm" svg:height="1.67cm" svg:x="3cm" svg:y="5.53cm">
          <text:p>Unterschreib die </text:p>
          <text:p>Datenschutz-<text:line-break/>Vereinbarung</text:p>
        </draw:rect>
        <draw:rect draw:style-name="gr1" xml:id="id28" draw:id="id28" draw:layer="layout" svg:width="3.12cm" svg:height="1.27cm" svg:x="31cm" svg:y="16cm">
          <text:p>Mach mal die</text:p>
          <text:p>Datenbank auf</text:p>
        </draw:rect>
        <draw:connector draw:style-name="gr3" draw:text-style-name="P1" draw:layer="layout" draw:type="line" svg:x1="6.54cm" svg:y1="6.365cm" svg:x2="31cm" svg:y2="16.635cm" draw:start-shape="id27" draw:start-glue-point="1" draw:end-shape="id28" draw:end-glue-point="3" svg:d="M6540 6365l24460 10270">
          <text:p/>
        </draw:connector>
        <draw:rect draw:style-name="gr1" xml:id="id29" draw:id="id29" draw:layer="layout" svg:width="3cm" svg:height="1.87cm" svg:x="7.6cm" svg:y="20.13cm">
          <text:p>Kannst Du dir <text:line-break/>mal selber was</text:p>
          <text:p>überlegen</text:p>
        </draw:rect>
        <draw:rect draw:style-name="gr1" xml:id="id30" draw:id="id30" draw:layer="layout" svg:width="3.8cm" svg:height="2cm" svg:x="22cm" svg:y="3.6cm">
          <text:p>Fordere keine</text:p>
          <text:p>Entscheidungen</text:p>
          <text:p>vom Vorgesetzten</text:p>
        </draw:rect>
        <draw:connector draw:style-name="gr3" draw:text-style-name="P1" draw:layer="layout" draw:type="line" svg:x1="9.1cm" svg:y1="20.13cm" svg:x2="23.9cm" svg:y2="5.6cm" draw:start-shape="id29" draw:start-glue-point="0" draw:end-shape="id30" draw:end-glue-point="2" svg:d="M9100 20130l14800-14530">
          <text:p/>
        </draw:connector>
        <draw:rect draw:style-name="gr1" xml:id="id31" draw:id="id31" draw:layer="layout" svg:width="3.72cm" svg:height="1.8cm" svg:x="3.08cm" svg:y="16cm">
          <text:p>Du bist ein </text:p>
          <text:p>technokratischer<text:line-break/>Emotionskrüppel</text:p>
        </draw:rect>
        <draw:rect draw:style-name="gr1" xml:id="id32" draw:id="id32" draw:layer="layout" svg:width="5cm" svg:height="1.87cm" svg:x="34.6cm" svg:y="8.93cm">
          <text:p>Du musst die</text:p>
          <text:p>Verblödung anderer <text:line-break/>Menschen vordenken</text:p>
        </draw:rect>
        <draw:connector draw:style-name="gr3" draw:text-style-name="P1" draw:layer="layout" draw:type="line" svg:x1="6.8cm" svg:y1="16.9cm" svg:x2="34.6cm" svg:y2="9.865cm" draw:start-shape="id31" draw:start-glue-point="1" draw:end-shape="id32" draw:end-glue-point="3" svg:d="M6800 16900l27800-7035">
          <text:p/>
        </draw:connector>
        <draw:rect draw:style-name="gr1" xml:id="id33" draw:id="id33" draw:layer="layout" svg:width="3.54cm" svg:height="1.27cm" svg:x="10.86cm" svg:y="7.8cm">
          <text:p>Frag nicht ständig</text:p>
          <text:p>nach Vorgaben</text:p>
        </draw:rect>
        <draw:rect draw:style-name="gr1" xml:id="id34" draw:id="id34" draw:layer="layout" svg:width="3.52cm" svg:height="1.27cm" svg:x="21.68cm" svg:y="14.6cm">
          <text:p>Sag endlich </text:p>
          <text:p>wann fertig ist</text:p>
        </draw:rect>
        <draw:connector draw:style-name="gr3" draw:text-style-name="P1" draw:layer="layout" draw:type="line" svg:x1="14.4cm" svg:y1="8.435cm" svg:x2="21.68cm" svg:y2="15.235cm" draw:start-shape="id33" draw:start-glue-point="1" draw:end-shape="id34" draw:end-glue-point="3" svg:d="M14400 8435l7280 6800">
          <text:p/>
        </draw:connector>
        <draw:rect draw:style-name="gr1" draw:layer="layout" svg:width="1.14cm" svg:height="1.07cm" svg:x="1cm" svg:y="23cm">
          <text:p>996</text:p>
        </draw:rect>
        <draw:rect draw:style-name="gr1" draw:layer="layout" svg:width="3.34cm" svg:height="1.6cm" svg:x="34.26cm" svg:y="21.4cm">
          <text:p>Kannst Du</text:p>
          <text:p>Mal ne</text:p>
          <text:p>Spec schreibe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2" draw:fill-hatch-name="Hatch_20_1" draw:fill-image-name="Bitmape_20_1" draw:shadow="hidden" draw:shadow-offset-x="0.203cm" draw:shadow-offset-y="0.203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3" draw:fill-hatch-name="Hatch_20_1" draw:fill-image-name="Bitmape_20_1" draw:fill-image-width="0cm" draw:fill-image-height="0cm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13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cccccc" draw:marker-start="Arrow" draw:marker-start-width="0.2cm" draw:marker-end="Arrow" draw:marker-end-width="0.2cm" draw:fill="none" draw:fill-gradient-name="Gradient_20_2" draw:fill-hatch-name="Hatch_20_1" draw:fill-image-name="Bitmape_20_1" draw:opacity="50%" draw:fill-image-width="0cm" draw:fill-image-height="0cm" draw:shadow-offset-x="0.203cm" draw:shadow-offset-y="0.203cm" draw:shadow-opacity="50%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6T17:32:45.84</dc:date>
    <dc:creator>mh pv</dc:creator>
    <meta:editing-duration>PT2H42M44S</meta:editing-duration>
    <meta:editing-cycles>17</meta:editing-cycles>
    <meta:generator>OpenOffice/4.1.6$Win32 OpenOffice.org_project/416m1$Build-9790</meta:generator>
    <meta:document-statistic meta:object-count="56"/>
  </office:meta>
</office:document-meta>
</file>